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33915"/>
    </style:style>
    <style:style style:name="P2" style:family="paragraph" style:parent-style-name="Standard">
      <style:text-properties officeooo:paragraph-rsid="0004da19"/>
    </style:style>
    <style:style style:name="T1" style:family="text">
      <style:text-properties officeooo:rsid="00033915"/>
    </style:style>
    <style:style style:name="T2" style:family="text">
      <style:text-properties officeooo:rsid="0004da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iseño de un motor eléctrico para el pupflea</text:span></text:p>
      <text:p text:style-name="P1"><text:span text:style-name="T1"/></text:p>
      <text:p text:style-name="P2"><text:span text:style-name="T2">Características:</text:span></text:p>
      <text:p text:style-name="P2"><text:span text:style-name="T1">Potencia: 11 KW </text:span><text:span text:style-name="T2">= </text:span><text:span text:style-name="T1">15 HP</text:span></text:p>
      <text:p text:style-name="P2"><text:span text:style-name="T2">Peso: el menor posible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1T09:05:27</meta:creation-date>
    <dc:date>2011-02-11T12:45:51</dc:date>
    <meta:editing-duration>PT03H40M26S</meta:editing-duration>
    <meta:editing-cycles>2</meta:editing-cycles>
    <meta:generator>OpenOffice.org/3.2$Linux OpenOffice.org_project/320m19$Build-9505</meta:generator>
    <meta:document-statistic meta:table-count="0" meta:image-count="0" meta:object-count="0" meta:page-count="1" meta:paragraph-count="4" meta:word-count="19" meta:character-count="105"/>
  </office:meta>
</office:document-meta>
</file>